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/>
    </style:style>
    <style:style style:name="T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4" style:parent-style-name="PreformattedText" style:family="paragraph">
      <style:paragraph-properties fo:margin-bottom="0.1965in"/>
    </style:style>
    <style:style style:name="T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" style:parent-style-name="PreformattedText" style:family="paragraph">
      <style:paragraph-properties fo:margin-bottom="0.1965in"/>
    </style:style>
    <style:style style:name="T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11" style:parent-style-name="PreformattedText" style:family="paragraph">
      <style:paragraph-properties fo:margin-bottom="0.1965in"/>
    </style:style>
    <style:style style:name="T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14" style:parent-style-name="PreformattedText" style:family="paragraph">
      <style:paragraph-properties fo:margin-bottom="0.1965in"/>
    </style:style>
    <style:style style:name="T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T17" style:parent-style-name="DefaultParagraphFont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T20" style:parent-style-name="DefaultParagraphFont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 fo:color="#70AD47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PreformattedText" style:family="paragraph">
      <style:paragraph-properties fo:margin-bottom="0.1965in"/>
    </style:style>
    <style:style style:name="T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2" style:parent-style-name="PreformattedText" style:family="paragraph">
      <style:paragraph-properties fo:margin-bottom="0.1965in"/>
    </style:style>
    <style:style style:name="T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5" style:parent-style-name="PreformattedText" style:family="paragraph">
      <style:paragraph-properties fo:margin-bottom="0.1965in"/>
    </style:style>
    <style:style style:name="T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T38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9" style:parent-style-name="PreformattedText" style:family="paragraph">
      <style:paragraph-properties fo:margin-bottom="0.1965in"/>
    </style:style>
    <style:style style:name="T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42" style:parent-style-name="PreformattedText" style:family="paragraph">
      <style:paragraph-properties fo:margin-bottom="0.1965in"/>
    </style:style>
    <style:style style:name="T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47" style:parent-style-name="PreformattedText" style:family="paragraph">
      <style:paragraph-properties fo:margin-bottom="0.1965in"/>
    </style:style>
    <style:style style:name="T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0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51" style:parent-style-name="PreformattedText" style:family="paragraph">
      <style:paragraph-properties fo:margin-bottom="0.1965in"/>
    </style:style>
    <style:style style:name="T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57" style:parent-style-name="PreformattedText" style:family="paragraph">
      <style:paragraph-properties fo:margin-bottom="0.1965in"/>
    </style:style>
    <style:style style:name="T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9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T60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61" style:parent-style-name="PreformattedText" style:family="paragraph">
      <style:paragraph-properties fo:margin-bottom="0.1965in"/>
      <style:text-properties style:font-name="Calibri" style:font-name-complex="Calibri" fo:font-size="12pt" style:font-size-asian="12pt" style:font-size-complex="12pt"/>
    </style:style>
    <style:style style:name="P62" style:parent-style-name="Normal" style:family="paragraph">
      <style:paragraph-properties fo:margin-bottom="0.2916in" fo:background-color="#FFFFFF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70AD47" style:language-asian="en" style:country-asian="IN"/>
    </style:style>
    <style:style style:name="P66" style:parent-style-name="PreformattedText" style:family="paragraph">
      <style:paragraph-properties fo:margin-bottom="0.1965in"/>
    </style:style>
    <style:style style:name="T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8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69" style:parent-style-name="PreformattedText" style:family="paragraph">
      <style:paragraph-properties fo:margin-bottom="0.1965in"/>
    </style:style>
    <style:style style:name="T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71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2" style:parent-style-name="PreformattedText" style:family="paragraph">
      <style:paragraph-properties fo:margin-bottom="0.1965in"/>
    </style:style>
    <style:style style:name="T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75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6" style:parent-style-name="PreformattedText" style:family="paragraph">
      <style:paragraph-properties fo:margin-bottom="0.1965in"/>
      <style:text-properties style:font-name="Calibri" style:font-name-complex="Calibri" fo:font-size="12pt" style:font-size-asian="12pt" style:font-size-complex="12pt"/>
    </style:style>
    <style:style style:name="P77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source /opt/ros/noetic/setup.bash -<text:s/></text:span><text:span text:style-name="T3">setting the environment in this source</text:span></text:p>
      <text:p text:style-name="P4"><text:span text:style-name="T5">mkdir -p ~/catkin_ws/src –<text:s/></text:span><text:span text:style-name="T6">mkdr is to create a workspace inside which source folder is present</text:span></text:p>
      <text:p text:style-name="P7"><text:span text:style-name="T8">cd<text:s/></text:span><text:span text:style-name="T9">~/catkin_ws/ <text:s/>-<text:s/></text:span><text:span text:style-name="T10">cd is the command to change directory</text:span></text:p>
      <text:p text:style-name="P11"><text:span text:style-name="T12">catkin_make <text:s/></text:span><text:span text:style-name="T13">-  convenience tool for building code in a catkin workspace</text:span></text:p>
      <text:p text:style-name="P14"><text:span text:style-name="T15">source devel/setup.bash <text:s text:c="3"/></text:span><text:span text:style-name="T16">- this command is used to use your custom roscode</text:span></text:p>
      <text:p text:style-name="Standard"><text:span text:style-name="T17">cd src<text:s/></text:span><text:span text:style-name="T18"><text:tab/></text:span><text:span text:style-name="T19"><text:tab/></text:span><text:span text:style-name="T20"><text:tab/>-<text:s/></text:span><text:span text:style-name="T21">change directory to source</text:span></text:p>
      <text:p text:style-name="P22"/>
      <text:p text:style-name="P23"/>
      <text:p text:style-name="P24"/>
      <text:p text:style-name="PreformattedText"><text:span text:style-name="T25">catkin_cre</text:span><text:span text:style-name="T26">ate_pkg beginner_tutorials std_msgs rospy roscpp <text:s/></text:span><text:span text:style-name="T27">- command is used to create a package</text:span></text:p>
      <text:p text:style-name="P28">cd .. <text:s/></text:p>
      <text:p text:style-name="P29"><text:span text:style-name="T30">catkin_make <text:s text:c="2"/>- <text:s/></text:span><text:span text:style-name="T31">convenience tool for building code in a catkin workspace</text:span></text:p>
      <text:p text:style-name="P32"><text:span text:style-name="T33">mkdir scripts <text:s text:c="3"/>- <text:s/></text:span><text:span text:style-name="T34">command to create scripts folder<text:s/></text:span></text:p>
      <text:p text:style-name="P35"><text:span text:style-name="T36">cd scripts <text:s text:c="9"/>- <text:s/></text:span><text:span text:style-name="T37">change di</text:span><text:span text:style-name="T38">rectory</text:span></text:p>
      <text:p text:style-name="P39"><text:span text:style-name="T40">chmod +x talker.py <text:s text:c="2"/>- <text:s text:c="2"/></text:span><text:span text:style-name="T41">chmod +x is the command to make a file executable</text:span></text:p>
      <text:p text:style-name="P42"><text:span text:style-name="T43">gedit <text:s text:c="2"/></text:span><text:span text:style-name="T44"><text:tab/></text:span><text:span text:style-name="T45"><text:tab/>- <text:s/></text:span><text:span text:style-name="T46">text editor</text:span></text:p>
      <text:p text:style-name="P47"><text:span text:style-name="T48">chmod +x talker.py</text:span><text:span text:style-name="T49"><text:tab/>-<text:s/></text:span><text:span text:style-name="T50">chmod +x is the command to make a file executable</text:span></text:p>
      <text:p text:style-name="P51"><text:span text:style-name="T52">gedit <text:s/></text:span><text:span text:style-name="T53"><text:tab/></text:span><text:span text:style-name="T54"><text:tab/></text:span><text:span text:style-name="T55"><text:tab/>-<text:s/></text:span><text:span text:style-name="T56">text editor</text:span></text:p>
      <text:p text:style-name="P57"><text:span text:style-name="T58">chmod +x listener.py -<text:s/></text:span><text:span text:style-name="T59">chmod +x is the command to mak</text:span><text:span text:style-name="T60">e a file executable</text:span></text:p>
      <text:p text:style-name="P61">python3 myfirst_node.py</text:p>
      <text:p text:style-name="P62"><text:span text:style-name="T63">gedit ~/.bashrc</text:span><text:span text:style-name="T64"><text:s text:c="4"/>-<text:s/></text:span><text:span text:style-name="T65">to edit the .bashrc text file</text:span></text:p>
      <text:p text:style-name="P66"><text:span text:style-name="T67">source /opt/ros/noetic/setup.bash <text:s/>-<text:s/></text:span><text:span text:style-name="T68">run this comman to use your custom roscode</text:span></text:p>
      <text:p text:style-name="P69"><text:span text:style-name="T70">source ~/catkin_ws/devel/setup.bash <text:s/>-<text:s/></text:span><text:span text:style-name="T71">run this comman to use your custom roscode</text:span></text:p>
      <text:p text:style-name="P72"><text:span text:style-name="T73">source<text:s/></text:span><text:span text:style-name="T74">~/catkin_ws/devel/setup.bash <text:s text:c="2"/>-<text:s/></text:span><text:span text:style-name="T75">run this comman to use your custom roscode</text:span></text:p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ndirapriyadharshini M.</dc:creator>
    <meta:creation-date>2024-03-06T17:31:00Z</meta:creation-date>
    <dc:date>2024-03-12T05:06:00Z</dc:date>
    <meta:template xlink:href="Normal" xlink:type="simple"/>
    <meta:editing-cycles>14</meta:editing-cycles>
    <meta:editing-duration>PT2940S</meta:editing-duration>
    <meta:document-statistic meta:page-count="1" meta:paragraph-count="2" meta:word-count="191" meta:character-count="1281" meta:row-count="9" meta:non-whitespace-character-count="1092"/>
  </office:meta>
</office:document-meta>
</file>